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9.251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3.999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71cm" fo:min-width="2.773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bottom" draw:auto-grow-height="false" fo:min-height="6.165cm" fo:min-width="3.948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312cm" fo:min-width="1.427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485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1.672cm" fo:padding-top="0.165cm" fo:padding-bottom="0.165cm" fo:padding-left="0.29cm" fo:padding-right="0.29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8" style:family="graphic" style:parent-style-name="objectwithoutfill">
      <style:graphic-properties svg:stroke-width="0.106cm" svg:stroke-color="#000000" draw:marker-start-width="0.358cm" draw:marker-end="Arrowheads_20_4" draw:marker-end-width="0.4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dee6ef"/>
      <style:paragraph-properties fo:text-align="end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-color="#a4e6cd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-color="#dee6ef"/>
      <style:paragraph-properties fo:text-align="start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-color="#e1e047"/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1.305cm" svg:x1="6.14cm" svg:y1="8.998cm" svg:x2="14.91cm" svg:y2="4.492cm" draw:start-shape="id1" draw:start-glue-point="0" svg:d="M6140 8998c0-5743 8770-3491 8770-4506" svg:viewBox="0 0 8771 4507">
          <text:p/>
        </draw:connector>
        <draw:custom-shape draw:style-name="gr2" draw:text-style-name="P3" draw:layer="layout" svg:width="20.637cm" svg:height="8.255cm" svg:x="2.905cm" svg:y="7.667cm">
          <text:p text:style-name="P2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5.459cm" svg:height="3.493cm" svg:x="11.795cm" svg:y="8.324cm">
          <text:p text:style-name="P4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4.189cm" svg:height="1.27cm" svg:x="12.43cm" svg:y="9.816cm">
          <text:p text:style-name="P4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4.763cm" svg:height="1.904cm" svg:x="2.27cm" svg:y="3.857cm">
          <text:p text:style-name="P7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" draw:id="id2" draw:layer="layout" svg:width="3.759cm" svg:height="1.906cm" svg:x="10.525cm" svg:y="3.54cm">
          <text:p text:style-name="P7">Dollar</text:p>
          <text:p text:style-name="P7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7" draw:id="id7" draw:layer="layout" svg:width="3.483cm" svg:height="1.331cm" svg:x="24.157cm" svg:y="8.652cm">
          <text:p text:style-name="P4">ChatGB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5.018cm" svg:height="6.985cm" svg:x="3.633cm" svg:y="8.366cm">
          <text:p text:style-name="P4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5" draw:id="id15" draw:layer="layout" svg:width="2.223cm" svg:height="2.858cm" svg:x="11.825cm" svg:y="12.462cm">
          <text:p text:style-name="P7">RDS <text:s text:c="6"/>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" draw:id="id1" draw:layer="layout" svg:width="3.811cm" svg:height="1.905cm" svg:x="4.235cm" svg:y="8.998cm">
          <text:p text:style-name="P4">Fireblocks</text:p>
          <text:p text:style-name="P4">MP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6" draw:id="id6" draw:layer="layout" svg:width="2.539cm" svg:height="1.269cm" svg:x="20.051cm" svg:y="11.478cm">
          <text:p text:style-name="P4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4" draw:id="id14" draw:layer="layout" svg:width="3.842cm" svg:height="1.904cm" svg:x="4.2cm" svg:y="12.112cm">
          <text:p text:style-name="P4">Quorum</text:p>
          <text:p text:style-name="P4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2.404cm" svg:y1="5.446cm" svg:x2="14.524cm" svg:y2="8.324cm" draw:start-shape="id2" draw:start-glue-point="2" draw:end-shape="id3" draw:end-glue-point="0" svg:d="M12404 5446c0 2158 2120 720 2120 2878" svg:viewBox="0 0 2121 2879">
          <text:p/>
        </draw:connector>
        <draw:connector draw:style-name="gr13" draw:text-style-name="P1" draw:layer="layout" draw:type="curve" svg:x1="6.14cm" svg:y1="8.998cm" svg:x2="4.651cm" svg:y2="5.761cm" draw:start-shape="id1" draw:start-glue-point="0" draw:end-shape="id4" draw:end-glue-point="2" svg:d="M6140 8998c0-2427-1489-809-1489-3237" svg:viewBox="0 0 1490 3238">
          <text:p/>
        </draw:connector>
        <draw:connector draw:style-name="gr13" draw:text-style-name="P1" draw:layer="layout" draw:type="curve" svg:x1="12.43cm" svg:y1="10.451cm" svg:x2="8.046cm" svg:y2="9.95cm" draw:start-shape="id5" draw:start-glue-point="3" draw:end-shape="id1" draw:end-glue-point="1" svg:d="M12430 10451c-3288 0-1096-501-4384-501" svg:viewBox="0 0 4385 502">
          <text:p/>
        </draw:connector>
        <draw:frame draw:style-name="gr14" draw:text-style-name="P12" draw:layer="layout" svg:width="2.585cm" svg:height="0.962cm" svg:x="17.465cm" svg:y="12.112cm">
          <draw:text-box>
            <text:p>queues</text:p>
          </draw:text-box>
        </draw:frame>
        <draw:frame draw:style-name="gr15" draw:text-style-name="P12" draw:layer="layout" svg:width="3.89cm" svg:height="0.962cm" svg:x="7.905cm" svg:y="8.928cm">
          <draw:text-box>
            <text:p><text:s text:c="5"/>validates</text:p>
          </draw:text-box>
        </draw:frame>
        <draw:frame draw:style-name="gr16" draw:text-style-name="P12" draw:layer="layout" svg:width="2.937cm" svg:height="1.673cm" svg:x="8.937cm" svg:y="11.16cm">
          <draw:text-box>
            <text:p>retrieves</text:p>
            <text:p>shard</text:p>
          </draw:text-box>
        </draw:frame>
        <draw:frame draw:style-name="gr17" draw:text-style-name="P12" draw:layer="layout" svg:width="2.16cm" svg:height="0.962cm" svg:x="14.715cm" svg:y="14.008cm">
          <draw:text-box>
            <text:p>writes</text:p>
          </draw:text-box>
        </draw:frame>
        <draw:connector draw:style-name="gr13" draw:text-style-name="P1" draw:layer="layout" draw:type="curve" svg:x1="14.524cm" svg:y1="11.086cm" svg:x2="20.051cm" svg:y2="12.112cm" draw:start-shape="id5" draw:start-glue-point="2" draw:end-shape="id6" draw:end-glue-point="3" svg:d="M14524 11086c0 684 1842 1026 5527 1026" svg:viewBox="0 0 5528 1027">
          <text:p/>
        </draw:connector>
        <draw:connector draw:style-name="gr13" draw:text-style-name="P1" draw:layer="layout" draw:type="curve" svg:x1="24.157cm" svg:y1="9.317cm" svg:x2="16.619cm" svg:y2="10.451cm" draw:start-shape="id7" draw:start-glue-point="3" draw:end-shape="id5" draw:end-glue-point="1" svg:d="M24157 9317c-5653 0-1885 1134-7538 1134" svg:viewBox="0 0 7539 1135">
          <text:p/>
        </draw:connector>
        <draw:frame draw:style-name="gr18" draw:text-style-name="P12" draw:layer="layout" svg:width="3.008cm" svg:height="0.962cm" svg:x="20.594cm" svg:y="9.637cm">
          <draw:text-box>
            <text:p>creates</text:p>
          </draw:text-box>
        </draw:frame>
        <draw:frame draw:style-name="gr19" draw:text-style-name="P1" draw:layer="layout" svg:width="1.348cm" svg:height="1.348cm" svg:x="5.446cm" svg:y="4.17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9" draw:text-style-name="P1" draw:layer="layout" svg:width="1.348cm" svg:height="1.348cm" svg:x="12.747cm" svg:y="3.78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9" draw:text-style-name="P1" draw:layer="layout" svg:width="1.348cm" svg:height="1.348cm" svg:x="12.352cm" svg:y="13.622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20" draw:text-style-name="P8" xml:id="id8" draw:id="id8" draw:layer="layout" svg:width="2.222cm" svg:height="1.27cm" svg:x="19.098cm" svg:y="3.857cm">
          <text:p text:style-name="P7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9" draw:id="id9" draw:layer="layout" svg:width="2.222cm" svg:height="1.27cm" svg:x="21.955cm" svg:y="3.857cm">
          <text:p text:style-name="P7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22" draw:text-style-name="P12" draw:layer="layout" svg:width="3.608cm" svg:height="0.962cm" svg:x="12.632cm" svg:y="5.753cm">
          <draw:text-box>
            <text:p>transaction</text:p>
          </draw:text-box>
        </draw:frame>
        <draw:connector draw:style-name="gr13" draw:text-style-name="P1" draw:layer="layout" draw:type="curve" svg:x1="14.524cm" svg:y1="9.816cm" svg:x2="20.209cm" svg:y2="5.127cm" draw:start-shape="id5" draw:start-glue-point="0" draw:end-shape="id8" draw:end-glue-point="2" svg:d="M14524 9816c0-3516 5685-1172 5685-4689" svg:viewBox="0 0 5686 4690">
          <text:p/>
        </draw:connector>
        <draw:connector draw:style-name="gr13" draw:text-style-name="P1" draw:layer="layout" draw:type="curve" svg:x1="14.595cm" svg:y1="9.939cm" svg:x2="23.066cm" svg:y2="5.127cm" draw:end-shape="id9" draw:end-glue-point="2" svg:d="M14595 9939c0-3202 8471-797 8471-4812" svg:viewBox="0 0 8472 4813">
          <text:p/>
        </draw:connector>
        <draw:custom-shape draw:style-name="gr23" draw:text-style-name="P8" xml:id="id12" draw:id="id12" draw:layer="layout" svg:width="3.251cm" svg:height="1.905cm" svg:x="13.034cm" svg:y="16.621cm">
          <text:p text:style-name="P7">State </text:p>
          <text:p text:style-name="P7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xml:id="id11" draw:id="id11" draw:layer="layout" svg:width="2.438cm" svg:height="1.905cm" svg:x="16.557cm" svg:y="16.557cm">
          <text:p text:style-name="P7">Gold </text:p>
          <text:p text:style-name="P7">D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10" draw:id="id10" draw:layer="layout" svg:width="2.222cm" svg:height="1.27cm" svg:x="24.812cm" svg:y="3.857cm">
          <text:p text:style-name="P7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4.664cm" svg:y1="9.966cm" svg:x2="25.923cm" svg:y2="5.127cm" draw:end-shape="id10" draw:end-glue-point="2" svg:d="M14664 9966c0-3222 11259-803 11259-4839" svg:viewBox="0 0 11260 4840">
          <text:p/>
        </draw:connector>
        <draw:connector draw:style-name="gr13" draw:text-style-name="P1" draw:layer="layout" draw:type="curve" svg:x1="14.524cm" svg:y1="11.086cm" svg:x2="17.776cm" svg:y2="16.557cm" draw:start-shape="id5" draw:start-glue-point="2" draw:end-shape="id11" draw:end-glue-point="0" svg:d="M14524 11086c0 4104 3252 1369 3252 5471" svg:viewBox="0 0 3253 5472">
          <text:p/>
        </draw:connector>
        <draw:connector draw:style-name="gr13" draw:text-style-name="P1" draw:layer="layout" draw:type="curve" svg:x1="14.524cm" svg:y1="11.086cm" svg:x2="14.659cm" svg:y2="16.621cm" draw:start-shape="id5" draw:start-glue-point="2" draw:end-shape="id12" draw:end-glue-point="0" svg:d="M14524 11086c0 4152 135 1385 135 5535" svg:viewBox="0 0 136 5536">
          <text:p/>
        </draw:connector>
        <draw:custom-shape draw:style-name="gr25" draw:text-style-name="P6" xml:id="id13" draw:id="id13" draw:layer="layout" svg:width="3.483cm" svg:height="1.27cm" svg:x="24.177cm" svg:y="10.207cm">
          <text:p text:style-name="P4">OpenAPI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24.177cm" svg:y1="10.842cm" svg:x2="16.646cm" svg:y2="10.46cm" draw:start-shape="id13" draw:start-glue-point="3" svg:d="M24177 10842c-6054 0-2289-382-7531-382" svg:viewBox="0 0 7532 383">
          <text:p/>
        </draw:connector>
        <draw:frame draw:style-name="gr26" draw:text-style-name="P14" draw:layer="layout" svg:width="14.734cm" svg:height="1.934cm" svg:x="10.842cm" svg:y="1.317cm">
          <draw:text-box>
            <text:p text:style-name="P13"><text:span text:style-name="T2">State Depository Token (SDT) Platform</text:span></text:p>
            <text:p text:style-name="P13"><text:span text:style-name="T3"/></text:p>
          </draw:text-box>
        </draw:frame>
        <draw:frame draw:style-name="gr17" draw:text-style-name="P12" draw:layer="layout" svg:width="2.16cm" svg:height="0.962cm" svg:x="3.857cm" svg:y="11.15cm">
          <draw:text-box>
            <text:p>writes</text:p>
          </draw:text-box>
        </draw:frame>
        <draw:frame draw:style-name="gr16" draw:text-style-name="P12" draw:layer="layout" svg:width="2.937cm" svg:height="1.673cm" svg:x="7.27cm" svg:y="5.994cm">
          <draw:text-box>
            <text:p>retrieves</text:p>
            <text:p>shards</text:p>
          </draw:text-box>
        </draw:frame>
        <draw:frame draw:style-name="gr27" draw:text-style-name="P12" draw:layer="layout" svg:width="3.175cm" svg:height="1.673cm" svg:x="2.314cm" svg:y="4.044cm">
          <draw:text-box>
            <text:p>External Cosigner</text:p>
          </draw:text-box>
        </draw:frame>
        <draw:connector draw:style-name="gr13" draw:text-style-name="P1" draw:layer="layout" draw:type="curve" svg:x1="6.14cm" svg:y1="10.903cm" svg:x2="6.121cm" svg:y2="12.112cm" draw:start-shape="id1" draw:start-glue-point="2" draw:end-shape="id14" draw:end-glue-point="0" svg:d="M6140 10903c0 907-19 303-19 1209" svg:viewBox="0 0 20 1210">
          <text:p/>
        </draw:connector>
        <draw:connector draw:style-name="gr28" draw:text-style-name="P1" draw:layer="layout" draw:type="lines" draw:line-skew="-0.602cm" svg:x1="6.14cm" svg:y1="10.903cm" svg:x2="11.825cm" svg:y2="13.891cm" draw:start-shape="id1" draw:start-glue-point="2" draw:end-shape="id15" draw:end-glue-point="3" svg:d="M6140 10903v-61l5143 3049h542" svg:viewBox="0 0 5686 3050">
          <text:p/>
        </draw:connector>
        <draw:custom-shape draw:style-name="gr24" draw:text-style-name="P8" xml:id="id16" draw:id="id16" draw:layer="layout" svg:width="2.438cm" svg:height="1.905cm" svg:x="19.415cm" svg:y="16.557cm">
          <text:p text:style-name="P7">Other</text:p>
          <text:p text:style-name="P7">De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4.603cm" svg:y1="11.06cm" svg:x2="20.634cm" svg:y2="16.557cm" draw:end-shape="id16" draw:end-glue-point="0" svg:d="M14603 11060c0 3717 6031 969 6031 5497" svg:viewBox="0 0 6032 5498">
          <text:p/>
        </draw:connector>
        <draw:custom-shape draw:style-name="gr6" draw:text-style-name="P8" xml:id="id17" draw:id="id17" draw:layer="layout" svg:width="3.759cm" svg:height="1.906cm" svg:x="14.843cm" svg:y="3.572cm">
          <text:p text:style-name="P7">Cash</text:p>
          <text:p text:style-name="P7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" draw:layer="layout" svg:width="1.348cm" svg:height="1.348cm" svg:x="16.988cm" svg:y="3.89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13" draw:text-style-name="P1" draw:layer="layout" draw:type="curve" svg:x1="16.722cm" svg:y1="5.478cm" svg:x2="14.587cm" svg:y2="8.298cm" draw:start-shape="id17" draw:start-glue-point="2" svg:d="M16722 5478c0 2521-2135 1112-2135 2820" svg:viewBox="0 0 2136 2821">
          <text:p/>
        </draw:connector>
        <draw:connector draw:style-name="gr1" draw:text-style-name="P1" draw:layer="layout" draw:type="curve" svg:x1="6.14cm" svg:y1="8.998cm" svg:x2="10.525cm" svg:y2="4.493cm" draw:start-shape="id1" draw:start-glue-point="0" draw:end-shape="id2" draw:end-glue-point="3" svg:d="M6140 8998c0-3004 1461-4505 4385-4505" svg:viewBox="0 0 4386 450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09T16:18:09.942067006</dc:date>
    <meta:editing-duration>PT2H32M52S</meta:editing-duration>
    <meta:editing-cycles>31</meta:editing-cycles>
    <meta:generator>LibreOffice/24.8.3.2$Linux_X86_64 LibreOffice_project/e14c9fdd1f585efcbb2c5363087a99d20928d522</meta:generator>
    <meta:document-statistic meta:object-count="51"/>
  </office:meta>
</office:document-meta>
</file>